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agraph 1</text:p>
      <text:p text:style-name="Standard">Paragraph 2</text:p>
      <text:p text:style-name="Standard">Paragraph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Bernhard Haumacher</meta:initial-creator>
    <meta:creation-date>2007-05-17T20:06:26</meta:creation-date>
    <dc:creator>Bernhard Haumacher</dc:creator>
    <dc:date>2007-05-17T20:07:25</dc:date>
    <dc:language>de-DE</dc:language>
    <meta:editing-cycles>2</meta:editing-cycles>
    <meta:editing-duration>PT1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6" meta:character-count="33"/>
  </office:meta>
</office:document-meta>
</file>